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size="22pt" style:font-size-asian="20pt" style:font-size-complex="20pt"/>
    </style:style>
    <style:style style:name="T2" style:family="text">
      <style:text-properties fo:color="#c9211e" fo:font-size="22pt" style:text-underline-style="solid" style:text-underline-width="auto" style:text-underline-color="font-color" style:font-size-asian="20pt" style:font-size-complex="20pt"/>
    </style:style>
    <style:style style:name="T3" style:family="text">
      <style:text-properties fo:font-size="14pt" style:font-size-asian="13pt" style:font-size-complex="13pt"/>
    </style:style>
    <style:style style:name="T4" style:family="text">
      <style:text-properties fo:font-size="16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Rest API </text:p>
          </draw:text-box>
        </draw:frame>
        <draw:frame presentation:style-name="pr2" draw:text-style-name="P2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st API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2">
              <text:list-item>
                <text:p><text:span text:style-name="T1"><text:s/></text:span><text:span text:style-name="T1">REST steht für REpresentational State Transfer</text:span></text:p>
              </text:list-item>
              <text:list-item>
                <text:p><text:span text:style-name="T1"><text:s/>„</text:span><text:span text:style-name="T1">State Transfer“ beschreibt den Übergang von aktuellen</text:span><text:span text:style-name="T1"><text:line-break/></text:span><text:span text:style-name="T1"> <text:s/>zum nächsten Zustand </text:span></text:p>
              </text:list-item>
              <text:list-item>
                <text:p><text:span text:style-name="T1"><text:s/></text:span><text:span text:style-name="T1">Kommunikation über HTTP(s)</text:span></text:p>
              </text:list-item>
              <text:list-item>
                <text:p><text:span text:style-name="T1"><text:s/></text:span><text:span text:style-name="T1">Wichtigeste Eigenschaften</text:span><text:span text:style-name="T1"><text:line-break/></text:span><text:span text:style-name="T1"><text:line-break/></text:span><text:span text:style-name="T1"> <text:s/>- Client-Server Architekur</text:span><text:span text:style-name="T1"><text:line-break/></text:span><text:span text:style-name="T1"><text:line-break/></text:span><text:span text:style-name="T1"> <text:s/>- Zustandslosigkeit</text:span><text:span text:style-name="T1"><text:line-break/></text:span><text:span text:style-name="T1"><text:line-break/></text:span><text:span text:style-name="T1"> <text:s/>- Einheitliche Schnittstellen (</text:span><text:span text:style-name="T2">GET, POST</text:span><text:span text:style-name="T1">, PUT, HEAD,</text:span><text:span text:style-name="T1"><text:line-break/></text:span><text:span text:style-name="T1"> <text:s text:c="3"/>DELETE, PATCH, OPTIONS)</text:span><text:span text:style-name="T1"><text:line-break/></text:span><text:span text:style-name="T1"> <text:s text:c="3"/></text:span><text:span text:style-name="T3">(https://www.w3schools.com/tags/ref_httpmethods.asp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st API Beispiel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Adressen speichern / lesen<text:line-break/></text:p>
              </text:list-item>
              <text:list-item>
                <text:p>Rest API Server Implementierung auf Tomcat<text:line-break/></text:p>
              </text:list-item>
              <text:list-item>
                <text:p>Rest API Client Impl. Java Cmd Line<text:line-break/></text:p>
              </text:list-item>
              <text:list-item>
                <text:p>(De)Serialisierung mit Gson<text:line-break/>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st API Entwicklungsumgebung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Eclipse EE Web Service Umgebung (2020.03)<text:line-break/><text:span text:style-name="T4">(</text:span><text:span text:style-name="T4"><text:a xlink:href="https://www.eclipse.org/downloads/" xlink:type="simple">https://www.eclipse.org/downloads/</text:a></text:span><text:span text:style-name="T4">)</text:span><text:span text:style-name="T4"><text:line-break/></text:span><text:span text:style-name="T4"><text:line-break/></text:span><text:span text:style-name="T4">IntelliJ Community Edition bietet keine „gescheite“ WebService Unterstützung!</text:span><text:line-break/></text:p>
              </text:list-item>
              <text:list-item>
                <text:p>Eclipse EE Web Service Umgebung (2020.03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Rest API Beispiel 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1">
              <text:list-item>
                <text:p>Server Applikation DynWeb1</text:p>
              </text:list-item>
              <text:list-item>
                <text:p>Client Applikation DynWeb1Client</text:p>
              </text:list-item>
              <text:list-item>
                <text:p>Die Beispiele befinden sich unter GitHUB<text:line-break/><text:span text:style-name="T4">https://github.com/skonline202004/onlinetutoria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標準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2" svg:font-family="'Noto Sans'" style:font-adornments="標準" style:font-family-generic="swiss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4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4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4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7T14:55:01.191490073</meta:creation-date>
    <meta:editing-duration>PT29M33S</meta:editing-duration>
    <meta:editing-cycles>16</meta:editing-cycles>
    <meta:generator>LibreOffice/6.3.5.2$Linux_X86_64 LibreOffice_project/30$Build-2</meta:generator>
    <dc:title>Alizarin</dc:title>
    <dc:date>2020-04-27T17:37:29.178702000</dc:date>
    <meta:document-statistic meta:object-count="57"/>
  </office:meta>
</office:document-meta>
</file>